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8800000488C7E46A79F6E58C0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y="9.999cm" svg:width="6.001cm" svg:height="6.001cm" draw:z-index="0"><draw:image xlink:href="Pictures/100000000000048800000488C7E46A79F6E58C0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7T21:52:47.155000000</meta:creation-date>
    <dc:date>2022-09-07T21:53:53.379000000</dc:date>
    <meta:editing-duration>PT1M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1.7.2$Windows_X86_64 LibreOffice_project/c6a4e3954236145e2acb0b65f68614365aeee33f</meta:generator>
  </office:meta>
</office:document-meta>
</file>